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Week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Incidence Ra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/>
          <table:table-cell office:value-type="string" calcext:value-type="string">
            <text:p>Population d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(confirmed)</text:p>
          </table:table-cell>
          <table:table-cell table:number-columns-repeated="5"/>
          <table:table-cell office:value-type="string" calcext:value-type="string">
            <text:p>X 1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3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690" calcext:value-type="float">
            <text:p>69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2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34</text:p>
          </table:table-cell>
          <table:table-cell table:number-columns-repeated="2"/>
          <table:table-cell office:value-type="string" calcext:value-type="string">
            <text:p>8,03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6.8" calcext:value-type="float">
            <text:p>126.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uatemal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3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3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8,0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7.8" calcext:value-type="float">
            <text:p>17.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34</text:p>
          </table:table-cell>
          <table:table-cell table:number-columns-repeated="2"/>
          <table:table-cell office:value-type="string" calcext:value-type="string">
            <text:p>429,421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4,128.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34</text:p>
          </table:table-cell>
          <table:table-cell table:number-columns-repeated="3"/>
          <table:table-cell office:value-type="string" calcext:value-type="string">
            <text:p>2,206</text:p>
          </table:table-cell>
          <table:table-cell table:number-columns-repeated="2"/>
          <table:table-cell office:value-type="float" office:value="885.9" calcext:value-type="float">
            <text:p>885.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34</text:p>
          </table:table-cell>
          <table:table-cell table:number-columns-repeated="2"/>
          <table:table-cell office:value-type="string" calcext:value-type="string">
            <text:p>75,400</text:p>
          </table:table-cell>
          <table:table-cell office:value-type="string" calcext:value-type="string">
            <text:p>1,328</text:p>
          </table:table-cell>
          <table:table-cell table:number-columns-repeated="2"/>
          <table:table-cell office:value-type="string" calcext:value-type="string">
            <text:p>16,465.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66" calcext:value-type="float">
            <text:p>4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table:number-columns-repeated="2"/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27.2" calcext:value-type="float">
            <text:p>627.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34</text:p>
          </table:table-cell>
          <table:table-cell table:number-columns-repeated="2"/>
          <table:table-cell office:value-type="string" calcext:value-type="string">
            <text:p>59,440</text:p>
          </table:table-cell>
          <table:table-cell office:value-type="string" calcext:value-type="string">
            <text:p>1,515</text:p>
          </table:table-cell>
          <table:table-cell table:number-columns-repeated="2"/>
          <table:table-cell office:value-type="string" calcext:value-type="string">
            <text:p>15,087.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04" calcext:value-type="float">
            <text:p>4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31</text:p>
          </table:table-cell>
          <table:table-cell table:number-columns-repeated="2"/>
          <table:table-cell office:value-type="string" calcext:value-type="string">
            <text:p>4,079</text:p>
          </table:table-cell>
          <table:table-cell office:value-type="string" calcext:value-type="string">
            <text:p>1,20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43.3" calcext:value-type="float">
            <text:p>143.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34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11,707.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34</text:p>
          </table:table-cell>
          <table:table-cell table:number-columns-repeated="2"/>
          <table:table-cell office:value-type="string" calcext:value-type="string">
            <text:p>3,990</text:p>
          </table:table-cell>
          <table:table-cell office:value-type="float" office:value="793" calcext:value-type="float">
            <text:p>793</text:p>
          </table:table-cell>
          <table:table-cell table:number-columns-repeated="2"/>
          <table:table-cell office:value-type="string" calcext:value-type="string">
            <text:p>13,401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637,925</text:p>
          </table:table-cell>
          <table:table-cell office:value-type="string" calcext:value-type="string">
            <text:p>7,27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1,751.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36,8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2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cuado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34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3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3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31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7.5" calcext:value-type="float">
            <text:p>237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.4" calcext:value-type="float">
            <text:p>4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3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.7" calcext:value-type="float">
            <text:p>3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3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.4" calcext:value-type="float">
            <text:p>3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3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3.5" calcext:value-type="float">
            <text:p>23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3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9" calcext:value-type="float">
            <text:p>1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3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28</text:p>
          </table:table-cell>
          <table:table-cell table:number-columns-repeated="2"/>
          <table:table-cell office:value-type="string" calcext:value-type="string">
            <text:p>3,5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5,068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3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15.7" calcext:value-type="float">
            <text:p>115.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23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49.7" calcext:value-type="float">
            <text:p>149.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23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384.5" calcext:value-type="float">
            <text:p>384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12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307.5" calcext:value-type="float">
            <text:p>307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3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.8" calcext:value-type="float">
            <text:p>2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34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4,511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650,468</text:p>
          </table:table-cell>
          <table:table-cell office:value-type="string" calcext:value-type="string">
            <text:p>7,998</text:p>
          </table:table-cell>
          <table:table-cell/>
          <table:table-cell office:value-type="float" office:value="901" calcext:value-type="float">
            <text:p>901</text:p>
          </table:table-cell>
          <table:table-cell/>
          <table:table-cell office:value-type="float" office:value="68.3" calcext:value-type="float">
            <text:p>68.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964,341</text:p>
          </table:table-cell>
          <table:table-cell table:number-columns-repeated="101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2:13</meta:creation-date>
    <dc:date>2018-09-01T09:02:13</dc:date>
    <meta:generator>LibreOffice/5.1.6.2$Linux_X86_64 LibreOffice_project/10m0$Build-2</meta:generator>
    <meta:document-statistic meta:table-count="1" meta:cell-count="40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